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66mm"/>
    </style:style>
    <style:style style:name="co2" style:family="table-column">
      <style:table-column-properties fo:break-before="auto" style:column-width="44.49mm"/>
    </style:style>
    <style:style style:name="co3" style:family="table-column">
      <style:table-column-properties fo:break-before="auto" style:column-width="31.29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25.82mm"/>
    </style:style>
    <style:style style:name="co7" style:family="table-column">
      <style:table-column-properties fo:break-before="auto" style:column-width="38.2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6.88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29.28mm"/>
    </style:style>
    <style:style style:name="co12" style:family="table-column">
      <style:table-column-properties fo:break-before="auto" style:column-width="50.71mm"/>
    </style:style>
    <style:style style:name="co13" style:family="table-column">
      <style:table-column-properties fo:break-before="auto" style:column-width="54.59mm"/>
    </style:style>
    <style:style style:name="co14" style:family="table-column">
      <style:table-column-properties fo:break-before="auto" style:column-width="59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6" style:family="table-cell" style:parent-style-name="Default" style:data-style-name="N1"/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null-year="1940"/>
      <table:table table:name="Locomotiv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ce4"/>
        <table:table-column table:style-name="co7" table:number-columns-repeated="2" table:default-cell-style-name="ce6"/>
        <table:table-column table:style-name="co8" table:default-cell-style-name="ce6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river axle load</text:p>
          </table:table-cell>
          <table:table-cell table:style-name="ce1" office:value-type="string" calcext:value-type="string">
            <text:p>No. of drivers</text:p>
          </table:table-cell>
          <table:table-cell table:style-name="ce1" office:value-type="string" calcext:value-type="string">
            <text:p>Trailer axle load</text:p>
          </table:table-cell>
          <table:table-cell table:style-name="ce1" office:value-type="string" calcext:value-type="string">
            <text:p>No. of trailers</text:p>
          </table:table-cell>
          <table:table-cell table:style-name="ce3" office:value-type="string" calcext:value-type="string">
            <text:p>HB (drivers)</text:p>
          </table:table-cell>
          <table:table-cell table:style-name="ce3" office:value-type="string" calcext:value-type="string">
            <text:p>HB (trailers)</text:p>
          </table:table-cell>
          <table:table-cell table:style-name="ce5" office:value-type="string" calcext:value-type="string">
            <text:p>Wear from drivers</text:p>
          </table:table-cell>
          <table:table-cell table:style-name="ce5" office:value-type="string" calcext:value-type="string">
            <text:p>Wear from trailers</text:p>
          </table:table-cell>
          <table:table-cell table:style-name="ce5" office:value-type="string" calcext:value-type="string">
            <text:p>Total wear</text:p>
          </table:table-cell>
          <table:table-cell table:style-name="ce1" table:number-columns-repeated="101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Puffing Bil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]/8)*(IF([.C2]&lt;11;(1+[.G2]);(1+[.H2])))*10000*[.D2]" office:value-type="float" office:value="8300" calcext:value-type="float">
            <text:p>8300</text:p>
          </table:table-cell>
          <table:table-cell table:formula="of:=([.E2]/8)*(1+[.H2])*10000*[.F2]" office:value-type="float" office:value="6300" calcext:value-type="float">
            <text:p>6300</text:p>
          </table:table-cell>
          <table:table-cell table:formula="of:=[.J2]+[.I2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Locomo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]/8)*(IF([.C3]&lt;11;(1+[.G3]);(1+[.H3])))*10000*[.D3]" office:value-type="float" office:value="8300" calcext:value-type="float">
            <text:p>8300</text:p>
          </table:table-cell>
          <table:table-cell table:formula="of:=([.E3]/8)*(1+[.H3])*10000*[.F3]" office:value-type="float" office:value="6300" calcext:value-type="float">
            <text:p>6300</text:p>
          </table:table-cell>
          <table:table-cell table:formula="of:=[.J3]+[.I3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LMR Rocke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]/8)*(IF([.C4]&lt;11;(1+[.G4]);(1+[.H4])))*10000*[.D4]" office:value-type="float" office:value="6225" calcext:value-type="float">
            <text:p>6225</text:p>
          </table:table-cell>
          <table:table-cell table:formula="of:=([.E4]/8)*(1+[.H4])*10000*[.F4]" office:value-type="float" office:value="3150" calcext:value-type="float">
            <text:p>3150</text:p>
          </table:table-cell>
          <table:table-cell table:formula="of:=[.J4]+[.I4]" office:value-type="float" office:value="9375" calcext:value-type="float">
            <text:p>9375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]/8)*(IF([.C5]&lt;11;(1+[.G5]);(1+[.H5])))*10000*[.D5]" office:value-type="float" office:value="8300" calcext:value-type="float">
            <text:p>8300</text:p>
          </table:table-cell>
          <table:table-cell table:formula="of:=([.E5]/8)*(1+[.H5])*10000*[.F5]" office:value-type="float" office:value="6300" calcext:value-type="float">
            <text:p>6300</text:p>
          </table:table-cell>
          <table:table-cell table:formula="of:=[.J5]+[.I5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 Good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]/8)*(IF([.C6]&lt;11;(1+[.G6]);(1+[.H6])))*10000*[.D6]" office:value-type="float" office:value="10375" calcext:value-type="float">
            <text:p>10375</text:p>
          </table:table-cell>
          <table:table-cell table:formula="of:=([.E6]/8)*(1+[.H6])*10000*[.F6]" office:value-type="float" office:value="7875" calcext:value-type="float">
            <text:p>7875</text:p>
          </table:table-cell>
          <table:table-cell table:formula="of:=[.J6]+[.I6]" office:value-type="float" office:value="18250" calcext:value-type="float">
            <text:p>18250</text:p>
          </table:table-cell>
          <table:table-cell table:number-columns-repeated="101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LMR Patentee</text:p>
          </table:table-cell>
          <table:table-cell table:formula="of:=9/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9/3)*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]/8)*(IF([.C7]&lt;11;(1+[.G7]);(1+[.H7])))*10000*[.D7]" office:value-type="float" office:value="6225" calcext:value-type="float">
            <text:p>6225</text:p>
          </table:table-cell>
          <table:table-cell table:formula="of:=([.E7]/8)*(1+[.H7])*10000*[.F7]" office:value-type="float" office:value="18900" calcext:value-type="float">
            <text:p>18900</text:p>
          </table:table-cell>
          <table:table-cell table:formula="of:=[.J7]+[.I7]" office:value-type="float" office:value="25125" calcext:value-type="float">
            <text:p>25125</text:p>
          </table:table-cell>
          <table:table-cell table:number-columns-repeated="101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LMR Li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8]/8)*(IF([.C8]&lt;11;(1+[.G8]);(1+[.H8])))*10000*[.D8]" office:value-type="float" office:value="33200" calcext:value-type="float">
            <text:p>33200</text:p>
          </table:table-cell>
          <table:table-cell table:formula="of:=([.E8]/8)*(1+[.H8])*10000*[.F8]" office:value-type="float" office:value="11025" calcext:value-type="float">
            <text:p>11025</text:p>
          </table:table-cell>
          <table:table-cell table:formula="of:=[.J8]+[.I8]" office:value-type="float" office:value="44225" calcext:value-type="float">
            <text:p>44225</text:p>
          </table:table-cell>
          <table:table-cell table:number-columns-repeated="1013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1" calcext:value-type="float">
            <text:p>1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9]/8)*(IF([.C9]&lt;11;(1+[.G9]);(1+[.H9])))*10000*[.D9]" office:value-type="float" office:value="11333.3333333333" calcext:value-type="float">
            <text:p>11333</text:p>
          </table:table-cell>
          <table:table-cell table:formula="of:=([.E9]/8)*(1+[.H9])*10000*[.F9]" office:value-type="float" office:value="16800" calcext:value-type="float">
            <text:p>16800</text:p>
          </table:table-cell>
          <table:table-cell table:formula="of:=[.J9]+[.I9]" office:value-type="float" office:value="28133.3333333333" calcext:value-type="float">
            <text:p>28133</text:p>
          </table:table-cell>
          <table:table-cell table:number-columns-repeated="101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L&amp;BR Small Tan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17-(7*2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0]/8)*(IF([.C10]&lt;11;(1+[.G10]);(1+[.H10])))*10000*[.D10]" office:value-type="float" office:value="29050" calcext:value-type="float">
            <text:p>29050</text:p>
          </table:table-cell>
          <table:table-cell table:formula="of:=([.E10]/8)*(1+[.H10])*10000*[.F10]" office:value-type="float" office:value="4725" calcext:value-type="float">
            <text:p>4725</text:p>
          </table:table-cell>
          <table:table-cell table:formula="of:=[.J10]+[.I10]" office:value-type="float" office:value="33775" calcext:value-type="float">
            <text:p>33775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LNWR Crewe Typ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11]/8)*(IF([.C11]&lt;11;(1+[.G11]);(1+[.H11])))*10000*[.D11]" office:value-type="float" office:value="19687.5" calcext:value-type="float">
            <text:p>19688</text:p>
          </table:table-cell>
          <table:table-cell table:formula="of:=([.E11]/8)*(1+[.H11])*10000*[.F11]" office:value-type="float" office:value="14175" calcext:value-type="float">
            <text:p>14175</text:p>
          </table:table-cell>
          <table:table-cell table:formula="of:=[.J11]+[.I11]" office:value-type="float" office:value="33862.5" calcext:value-type="float">
            <text:p>33863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float" office:value="7.33" calcext:value-type="float">
            <text:p>7.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2]/8)*(IF([.C12]&lt;11;(1+[.G12]);(1+[.H12])))*10000*[.D12]" office:value-type="float" office:value="45629.25" calcext:value-type="float">
            <text:p>45629</text:p>
          </table:table-cell>
          <table:table-cell table:formula="of:=([.E12]/8)*(1+[.H12])*10000*[.F12]" office:value-type="float" office:value="0" calcext:value-type="float">
            <text:p>0</text:p>
          </table:table-cell>
          <table:table-cell table:formula="of:=[.J12]+[.I12]" office:value-type="float" office:value="45629.25" calcext:value-type="float">
            <text:p>45629</text:p>
          </table:table-cell>
          <table:table-cell table:number-columns-repeated="1013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LNWR Sharp Goods</text:p>
          </table:table-cell>
          <table:table-cell office:value-type="float" office:value="8.67" calcext:value-type="float">
            <text:p>8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3]/8)*(IF([.C13]&lt;11;(1+[.G13]);(1+[.H13])))*10000*[.D13]" office:value-type="float" office:value="53970.75" calcext:value-type="float">
            <text:p>53971</text:p>
          </table:table-cell>
          <table:table-cell table:formula="of:=([.E13]/8)*(1+[.H13])*10000*[.F13]" office:value-type="float" office:value="0" calcext:value-type="float">
            <text:p>0</text:p>
          </table:table-cell>
          <table:table-cell table:formula="of:=[.J13]+[.I13]" office:value-type="float" office:value="53970.75" calcext:value-type="float">
            <text:p>53971</text:p>
          </table:table-cell>
          <table:table-cell table:number-columns-repeated="1013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LBSCR Sharp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1-9)/2" office:value-type="float" office:value="5.55" calcext:value-type="float">
            <text:p>5.5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4]/8)*(IF([.C14]&lt;11;(1+[.G14]);(1+[.H14])))*10000*[.D14]" office:value-type="float" office:value="18675" calcext:value-type="float">
            <text:p>18675</text:p>
          </table:table-cell>
          <table:table-cell table:formula="of:=([.E14]/8)*(1+[.H14])*10000*[.F14]" office:value-type="float" office:value="17482.5" calcext:value-type="float">
            <text:p>17483</text:p>
          </table:table-cell>
          <table:table-cell table:formula="of:=[.J14]+[.I14]" office:value-type="float" office:value="36157.5" calcext:value-type="float">
            <text:p>36158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LBSCR single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4-[.C15])/[.F15]" office:value-type="float" office:value="5.7" calcext:value-type="float">
            <text:p>5.7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5]/8)*(IF([.C15]&lt;11;(1+[.G15]);(1+[.H15])))*10000*[.D15]" office:value-type="float" office:value="18675" calcext:value-type="float">
            <text:p>18675</text:p>
          </table:table-cell>
          <table:table-cell table:formula="of:=([.E15]/8)*(1+[.H15])*10000*[.F15]" office:value-type="float" office:value="17955" calcext:value-type="float">
            <text:p>17955</text:p>
          </table:table-cell>
          <table:table-cell table:formula="of:=[.J15]+[.I15]" office:value-type="float" office:value="36630" calcext:value-type="float">
            <text:p>36630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0.67" calcext:value-type="float">
            <text:p>10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6]/8)*(IF([.C16]&lt;11;(1+[.G16]);(1+[.H16])))*10000*[.D16]" office:value-type="float" office:value="66420.75" calcext:value-type="float">
            <text:p>66421</text:p>
          </table:table-cell>
          <table:table-cell table:formula="of:=([.E16]/8)*(1+[.H16])*10000*[.F16]" office:value-type="float" office:value="0" calcext:value-type="float">
            <text:p>0</text:p>
          </table:table-cell>
          <table:table-cell table:formula="of:=[.J16]+[.I16]" office:value-type="float" office:value="66420.75" calcext:value-type="float">
            <text:p>66421</text:p>
          </table:table-cell>
          <table:table-cell table:number-columns-repeated="1013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7]/8)*(IF([.C17]&lt;11;(1+[.G17]);(1+[.H17])))*10000*[.D17]" office:value-type="float" office:value="41500" calcext:value-type="float">
            <text:p>41500</text:p>
          </table:table-cell>
          <table:table-cell table:formula="of:=([.E17]/8)*(1+[.H17])*10000*[.F17]" office:value-type="float" office:value="0" calcext:value-type="float">
            <text:p>0</text:p>
          </table:table-cell>
          <table:table-cell table:formula="of:=[.J17]+[.I17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small saddle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8]/8)*(IF([.C18]&lt;11;(1+[.G18]);(1+[.H18])))*10000*[.D18]" office:value-type="float" office:value="41500" calcext:value-type="float">
            <text:p>41500</text:p>
          </table:table-cell>
          <table:table-cell table:formula="of:=([.E18]/8)*(1+[.H18])*10000*[.F18]" office:value-type="float" office:value="0" calcext:value-type="float">
            <text:p>0</text:p>
          </table:table-cell>
          <table:table-cell table:formula="of:=[.J18]+[.I18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L. B. mixe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(29-([.C19]*[.D19]))/[.F19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19]/8)*(IF([.C19]&lt;11;(1+[.G19]);(1+[.H19])))*10000*[.D19]" office:value-type="float" office:value="37800" calcext:value-type="float">
            <text:p>37800</text:p>
          </table:table-cell>
          <table:table-cell table:formula="of:=([.E19]/8)*(1+[.H19])*10000*[.F19]" office:value-type="float" office:value="7875" calcext:value-type="float">
            <text:p>7875</text:p>
          </table:table-cell>
          <table:table-cell table:formula="of:=[.J19]+[.I19]" office:value-type="float" office:value="45675" calcext:value-type="float">
            <text:p>45675</text:p>
          </table:table-cell>
          <table:table-cell table:number-columns-repeated="1013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LNWR Side Tank</text:p>
          </table:table-cell>
          <table:table-cell table:formula="of:=22/3" office:value-type="float" office:value="7.33333333333333" calcext:value-type="float">
            <text:p>7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0]/8)*(IF([.C20]&lt;11;(1+[.G20]);(1+[.H20])))*10000*[.D20]" office:value-type="float" office:value="45650" calcext:value-type="float">
            <text:p>45650</text:p>
          </table:table-cell>
          <table:table-cell table:formula="of:=([.E20]/8)*(1+[.H20])*10000*[.F20]" office:value-type="float" office:value="0" calcext:value-type="float">
            <text:p>0</text:p>
          </table:table-cell>
          <table:table-cell table:formula="of:=[.J20]+[.I20]" office:value-type="float" office:value="45650" calcext:value-type="float">
            <text:p>45650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table:formula="of:=27/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1]/8)*(IF([.C21]&lt;11;(1+[.G21]);(1+[.H21])))*10000*[.D21]" office:value-type="float" office:value="56025" calcext:value-type="float">
            <text:p>56025</text:p>
          </table:table-cell>
          <table:table-cell table:formula="of:=([.E21]/8)*(1+[.H21])*10000*[.F21]" office:value-type="float" office:value="0" calcext:value-type="float">
            <text:p>0</text:p>
          </table:table-cell>
          <table:table-cell table:formula="of:=[.J21]+[.I21]" office:value-type="float" office:value="56025" calcext:value-type="float">
            <text:p>56025</text:p>
          </table:table-cell>
          <table:table-cell table:number-columns-repeated="1013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LBSCR West End tan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(24-(8/2))/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2]/8)*(IF([.C22]&lt;11;(1+[.G22]);(1+[.H22])))*10000*[.D22]" office:value-type="float" office:value="33200" calcext:value-type="float">
            <text:p>33200</text:p>
          </table:table-cell>
          <table:table-cell table:formula="of:=([.E22]/8)*(1+[.H22])*10000*[.F22]" office:value-type="float" office:value="31500" calcext:value-type="float">
            <text:p>31500</text:p>
          </table:table-cell>
          <table:table-cell table:formula="of:=[.J22]+[.I22]" office:value-type="float" office:value="64700" calcext:value-type="float">
            <text:p>64700</text:p>
          </table:table-cell>
          <table:table-cell table:number-columns-repeated="1013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formula="of:=25/3" office:value-type="float" office:value="8.33333333333333" calcext:value-type="float">
            <text:p>8.3333333333</text:p>
          </table:table-cell>
          <table:table-cell office:value-type="float" office:value="2" calcext:value-type="float">
            <text:p>2</text:p>
          </table:table-cell>
          <table:table-cell table:style-name="ce2" table:formula="of:=25/3" office:value-type="float" office:value="8.33333333333333" calcext:value-type="float">
            <text:p>8.333333333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3]/8)*(IF([.C23]&lt;11;(1+[.G23]);(1+[.H23])))*10000*[.D23]" office:value-type="float" office:value="34583.3333333333" calcext:value-type="float">
            <text:p>34583</text:p>
          </table:table-cell>
          <table:table-cell table:formula="of:=([.E23]/8)*(1+[.H23])*10000*[.F23]" office:value-type="float" office:value="13125" calcext:value-type="float">
            <text:p>13125</text:p>
          </table:table-cell>
          <table:table-cell table:formula="of:=[.J23]+[.I23]" office:value-type="float" office:value="47708.3333333333" calcext:value-type="float">
            <text:p>47708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Crystal Palac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(39-([.C24]*[.D24]))/[.F24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24]/8)*(IF([.C24]&lt;11;(1+[.G24]);(1+[.H24])))*10000*[.D24]" office:value-type="float" office:value="22050" calcext:value-type="float">
            <text:p>22050</text:p>
          </table:table-cell>
          <table:table-cell table:formula="of:=([.E24]/8)*(1+[.H24])*10000*[.F24]" office:value-type="float" office:value="39375" calcext:value-type="float">
            <text:p>39375</text:p>
          </table:table-cell>
          <table:table-cell table:formula="of:=[.J24]+[.I24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formula="of:=32/3" office:value-type="float" office:value="10.6666666666667" calcext:value-type="float">
            <text:p>10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5]/8)*(IF([.C25]&lt;11;(1+[.G25]);(1+[.H25])))*10000*[.D25]" office:value-type="float" office:value="66400" calcext:value-type="float">
            <text:p>66400</text:p>
          </table:table-cell>
          <table:table-cell table:formula="of:=([.E25]/8)*(1+[.H25])*10000*[.F25]" office:value-type="float" office:value="0" calcext:value-type="float">
            <text:p>0</text:p>
          </table:table-cell>
          <table:table-cell table:formula="of:=[.J25]+[.I25]" office:value-type="float" office:value="66400" calcext:value-type="float">
            <text:p>66400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Standard Goods</text:p>
          </table:table-cell>
          <table:table-cell table:formula="of:=32.5/3" office:value-type="float" office:value="10.8333333333333" calcext:value-type="float">
            <text:p>10.8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6]/8)*(IF([.C26]&lt;11;(1+[.G26]);(1+[.H26])))*10000*[.D26]" office:value-type="float" office:value="67437.5" calcext:value-type="float">
            <text:p>67438</text:p>
          </table:table-cell>
          <table:table-cell table:formula="of:=([.E26]/8)*(1+[.H26])*10000*[.F26]" office:value-type="float" office:value="0" calcext:value-type="float">
            <text:p>0</text:p>
          </table:table-cell>
          <table:table-cell table:formula="of:=[.J26]+[.I26]" office:value-type="float" office:value="67437.5" calcext:value-type="float">
            <text:p>67438</text:p>
          </table:table-cell>
          <table:table-cell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. A Clas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42-([.C27]*[.D27]))/[.F27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27]/8)*(IF([.C27]&lt;11;(1+[.G27]);(1+[.H27])))*10000*[.D27]" office:value-type="float" office:value="47250" calcext:value-type="float">
            <text:p>47250</text:p>
          </table:table-cell>
          <table:table-cell table:formula="of:=([.E27]/8)*(1+[.H27])*10000*[.F27]" office:value-type="float" office:value="18900" calcext:value-type="float">
            <text:p>18900</text:p>
          </table:table-cell>
          <table:table-cell table:formula="of:=[.J27]+[.I27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BSCR Small Goods</text:p>
          </table:table-cell>
          <table:table-cell table:formula="of:=25.7/3" office:value-type="float" office:value="8.56666666666667" calcext:value-type="float">
            <text:p>8.5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8]/8)*(IF([.C28]&lt;11;(1+[.G28]);(1+[.H28])))*10000*[.D28]" office:value-type="float" office:value="53327.5" calcext:value-type="float">
            <text:p>53328</text:p>
          </table:table-cell>
          <table:table-cell table:formula="of:=([.E28]/8)*(1+[.H28])*10000*[.F28]" office:value-type="float" office:value="0" calcext:value-type="float">
            <text:p>0</text:p>
          </table:table-cell>
          <table:table-cell table:formula="of:=[.J28]+[.I28]" office:value-type="float" office:value="53327.5" calcext:value-type="float">
            <text:p>53328</text:p>
          </table:table-cell>
          <table:table-cell table:number-columns-repeated="1013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Met. Burnett Tank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9]/8)*(IF([.C29]&lt;11;(1+[.G29]);(1+[.H29])))*10000*[.D29]" office:value-type="float" office:value="70875" calcext:value-type="float">
            <text:p>70875</text:p>
          </table:table-cell>
          <table:table-cell table:formula="of:=([.E29]/8)*(1+[.H29])*10000*[.F29]" office:value-type="float" office:value="0" calcext:value-type="float">
            <text:p>0</text:p>
          </table:table-cell>
          <table:table-cell table:formula="of:=[.J29]+[.I29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table:formula="of:=36/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0]/8)*(IF([.C30]&lt;11;(1+[.G30]);(1+[.H30])))*10000*[.D30]" office:value-type="float" office:value="56700" calcext:value-type="float">
            <text:p>56700</text:p>
          </table:table-cell>
          <table:table-cell table:formula="of:=([.E30]/8)*(1+[.H30])*10000*[.F30]" office:value-type="float" office:value="0" calcext:value-type="float">
            <text:p>0</text:p>
          </table:table-cell>
          <table:table-cell table:formula="of:=[.J30]+[.I30]" office:value-type="float" office:value="56700" calcext:value-type="float">
            <text:p>56700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26" calcext:value-type="percentage">
            <text:p>26.00%</text:p>
          </table:table-cell>
          <table:table-cell table:formula="of:=([.C31]/8)*(IF([.C31]&lt;11;(1+[.G31]);(1+[.H31])))*10000*[.D31]" office:value-type="float" office:value="45150" calcext:value-type="float">
            <text:p>45150</text:p>
          </table:table-cell>
          <table:table-cell table:formula="of:=([.E31]/8)*(1+[.H31])*10000*[.F31]" office:value-type="float" office:value="33862.5" calcext:value-type="float">
            <text:p>33863</text:p>
          </table:table-cell>
          <table:table-cell table:formula="of:=[.J31]+[.I31]" office:value-type="float" office:value="79012.5" calcext:value-type="float">
            <text:p>79013</text:p>
          </table:table-cell>
          <table:table-cell table:number-columns-repeated="1013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2]/8)*(IF([.C32]&lt;11;(1+[.G32]);(1+[.H32])))*10000*[.D32]" office:value-type="float" office:value="61425" calcext:value-type="float">
            <text:p>61425</text:p>
          </table:table-cell>
          <table:table-cell table:formula="of:=([.E32]/8)*(1+[.H32])*10000*[.F32]" office:value-type="float" office:value="0" calcext:value-type="float">
            <text:p>0</text:p>
          </table:table-cell>
          <table:table-cell table:formula="of:=[.J32]+[.I32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in coal engine</text:p>
          </table:table-cell>
          <table:table-cell table:formula="of:=33/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3]/8)*(IF([.C33]&lt;11;(1+[.G33]);(1+[.H33])))*10000*[.D33]" office:value-type="float" office:value="51975" calcext:value-type="float">
            <text:p>51975</text:p>
          </table:table-cell>
          <table:table-cell table:formula="of:=([.E33]/8)*(1+[.H33])*10000*[.F33]" office:value-type="float" office:value="0" calcext:value-type="float">
            <text:p>0</text:p>
          </table:table-cell>
          <table:table-cell table:formula="of:=[.J33]+[.I33]" office:value-type="float" office:value="51975" calcext:value-type="float">
            <text:p>51975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4]/8)*(IF([.C34]&lt;11;(1+[.G34]);(1+[.H34])))*10000*[.D34]" office:value-type="float" office:value="70875" calcext:value-type="float">
            <text:p>70875</text:p>
          </table:table-cell>
          <table:table-cell table:formula="of:=([.E34]/8)*(1+[.H34])*10000*[.F34]" office:value-type="float" office:value="0" calcext:value-type="float">
            <text:p>0</text:p>
          </table:table-cell>
          <table:table-cell table:formula="of:=[.J34]+[.I34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25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5]/8)*(IF([.C35]&lt;11;(1+[.G35]);(1+[.H35])))*10000*[.D35]" office:value-type="float" office:value="61425" calcext:value-type="float">
            <text:p>61425</text:p>
          </table:table-cell>
          <table:table-cell table:formula="of:=([.E35]/8)*(1+[.H35])*10000*[.F35]" office:value-type="float" office:value="0" calcext:value-type="float">
            <text:p>0</text:p>
          </table:table-cell>
          <table:table-cell table:formula="of:=[.J35]+[.I35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</text:p>
          </table:table-cell>
          <table:table-cell table:formula="of:=38/3" office:value-type="float" office:value="12.6666666666667" calcext:value-type="float">
            <text:p>12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36]/8)*(IF([.C36]&lt;11;(1+[.G36]);(1+[.H36])))*10000*[.D36]" office:value-type="float" office:value="59850" calcext:value-type="float">
            <text:p>59850</text:p>
          </table:table-cell>
          <table:table-cell table:formula="of:=([.E36]/8)*(1+[.H36])*10000*[.F36]" office:value-type="float" office:value="0" calcext:value-type="float">
            <text:p>0</text:p>
          </table:table-cell>
          <table:table-cell table:formula="of:=[.J36]+[.I36]" office:value-type="float" office:value="59850" calcext:value-type="float">
            <text:p>59850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7]/8)*(IF([.C37]&lt;11;(1+[.G37]);(1+[.H37])))*10000*[.D37]" office:value-type="float" office:value="63000" calcext:value-type="float">
            <text:p>63000</text:p>
          </table:table-cell>
          <table:table-cell table:formula="of:=([.E37]/8)*(1+[.H37])*10000*[.F37]" office:value-type="float" office:value="0" calcext:value-type="float">
            <text:p>0</text:p>
          </table:table-cell>
          <table:table-cell table:formula="of:=[.J37]+[.I37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LNWR Coal tank</text:p>
          </table:table-cell>
          <table:table-cell table:formula="of:=44/[.D38]" office:value-type="float" office:value="14.6666666666667" calcext:value-type="float">
            <text:p>14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8]/8)*(IF([.C38]&lt;11;(1+[.G38]);(1+[.H38])))*10000*[.D38]" office:value-type="float" office:value="69300" calcext:value-type="float">
            <text:p>69300</text:p>
          </table:table-cell>
          <table:table-cell table:formula="of:=([.E38]/8)*(1+[.H38])*10000*[.F38]" office:value-type="float" office:value="0" calcext:value-type="float">
            <text:p>0</text:p>
          </table:table-cell>
          <table:table-cell table:formula="of:=[.J38]+[.I38]" office:value-type="float" office:value="69300" calcext:value-type="float">
            <text:p>69300</text:p>
          </table:table-cell>
          <table:table-cell table:number-columns-repeated="101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LBSCR C1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9]/8)*(IF([.C39]&lt;11;(1+[.G39]);(1+[.H39])))*10000*[.D39]" office:value-type="float" office:value="63000" calcext:value-type="float">
            <text:p>63000</text:p>
          </table:table-cell>
          <table:table-cell table:formula="of:=([.E39]/8)*(1+[.H39])*10000*[.F39]" office:value-type="float" office:value="0" calcext:value-type="float">
            <text:p>0</text:p>
          </table:table-cell>
          <table:table-cell table:formula="of:=[.J39]+[.I39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0]/8)*(IF([.C40]&lt;11;(1+[.G40]);(1+[.H40])))*10000*[.D40]" office:value-type="float" office:value="63000" calcext:value-type="float">
            <text:p>63000</text:p>
          </table:table-cell>
          <table:table-cell table:formula="of:=([.E40]/8)*(1+[.H40])*10000*[.F40]" office:value-type="float" office:value="0" calcext:value-type="float">
            <text:p>0</text:p>
          </table:table-cell>
          <table:table-cell table:formula="of:=[.J40]+[.I40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et. C Clas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49.4-([.C41]*[.D41]))/[.F41]"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1]/8)*(IF([.C41]&lt;11;(1+[.G41]);(1+[.H41])))*10000*[.D41]" office:value-type="float" office:value="50400" calcext:value-type="float">
            <text:p>50400</text:p>
          </table:table-cell>
          <table:table-cell table:formula="of:=([.E41]/8)*(1+[.H41])*10000*[.F41]" office:value-type="float" office:value="27405" calcext:value-type="float">
            <text:p>27405</text:p>
          </table:table-cell>
          <table:table-cell table:formula="of:=[.J41]+[.I41]" office:value-type="float" office:value="77805" calcext:value-type="float">
            <text:p>77805</text:p>
          </table:table-cell>
          <table:table-cell table:number-columns-repeated="1013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LBSCR C2 Class</text:p>
          </table:table-cell>
          <table:table-cell table:formula="of:=38.6/3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2]/8)*(IF([.C42]&lt;11;(1+[.G42]);(1+[.H42])))*10000*[.D42]" office:value-type="float" office:value="60795" calcext:value-type="float">
            <text:p>60795</text:p>
          </table:table-cell>
          <table:table-cell table:formula="of:=([.E42]/8)*(1+[.H42])*10000*[.F42]" office:value-type="float" office:value="0" calcext:value-type="float">
            <text:p>0</text:p>
          </table:table-cell>
          <table:table-cell table:formula="of:=[.J42]+[.I42]" office:value-type="float" office:value="60795" calcext:value-type="float">
            <text:p>60795</text:p>
          </table:table-cell>
          <table:table-cell table:number-columns-repeated="101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LNWR A Class</text:p>
          </table:table-cell>
          <table:table-cell table:formula="of:=51/4" office:value-type="float" office:value="12.75" calcext:value-type="float">
            <text:p>12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43]/8)*(IF([.C43]&lt;11;(1+[.G43]);(1+[.H43])))*10000*[.D43]" office:value-type="float" office:value="70125" calcext:value-type="float">
            <text:p>70125</text:p>
          </table:table-cell>
          <table:table-cell table:formula="of:=([.E43]/8)*(1+[.H43])*10000*[.F43]" office:value-type="float" office:value="0" calcext:value-type="float">
            <text:p>0</text:p>
          </table:table-cell>
          <table:table-cell table:formula="of:=[.J43]+[.I43]" office:value-type="float" office:value="70125" calcext:value-type="float">
            <text:p>70125</text:p>
          </table:table-cell>
          <table:table-cell table:number-columns-repeated="101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LNWR Jubile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55-([.C44]*[.D44]))/[.F44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44]/8)*(IF([.C44]&lt;11;(1+[.G44]);(1+[.H44])))*10000*[.D44]" office:value-type="float" office:value="37500" calcext:value-type="float">
            <text:p>37500</text:p>
          </table:table-cell>
          <table:table-cell table:formula="of:=([.E44]/8)*(1+[.H44])*10000*[.F44]" office:value-type="float" office:value="31250" calcext:value-type="float">
            <text:p>31250</text:p>
          </table:table-cell>
          <table:table-cell table:formula="of:=[.J44]+[.I44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MR 2441 Class</text:p>
          </table:table-cell>
          <table:table-cell table:formula="of:=49/3" office:value-type="float" office:value="16.3333333333333" calcext:value-type="float">
            <text:p>16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5]/8)*(IF([.C45]&lt;11;(1+[.G45]);(1+[.H45])))*10000*[.D45]" office:value-type="float" office:value="77175" calcext:value-type="float">
            <text:p>77175</text:p>
          </table:table-cell>
          <table:table-cell table:formula="of:=([.E45]/8)*(1+[.H45])*10000*[.F45]" office:value-type="float" office:value="0" calcext:value-type="float">
            <text:p>0</text:p>
          </table:table-cell>
          <table:table-cell table:formula="of:=[.J45]+[.I45]" office:value-type="float" office:value="77175" calcext:value-type="float">
            <text:p>77175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table:formula="of:=53/4" office:value-type="float" office:value="13.25" calcext:value-type="float">
            <text:p>13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46]/8)*(IF([.C46]&lt;11;(1+[.G46]);(1+[.H46])))*10000*[.D46]" office:value-type="float" office:value="66250" calcext:value-type="float">
            <text:p>66250</text:p>
          </table:table-cell>
          <table:table-cell table:formula="of:=([.E46]/8)*(1+[.H46])*10000*[.F46]" office:value-type="float" office:value="0" calcext:value-type="float">
            <text:p>0</text:p>
          </table:table-cell>
          <table:table-cell table:formula="of:=[.J46]+[.I46]" office:value-type="float" office:value="66250" calcext:value-type="float">
            <text:p>66250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55-([.C47]*[.D47]))/[.F47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47]/8)*(IF([.C47]&lt;11;(1+[.G47]);(1+[.H47])))*10000*[.D47]" office:value-type="float" office:value="40000" calcext:value-type="float">
            <text:p>40000</text:p>
          </table:table-cell>
          <table:table-cell table:formula="of:=([.E47]/8)*(1+[.H47])*10000*[.F47]" office:value-type="float" office:value="28750" calcext:value-type="float">
            <text:p>28750</text:p>
          </table:table-cell>
          <table:table-cell table:formula="of:=[.J47]+[.I47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et. F Clas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(55-([.C48]*[.D48]))/[.F48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8]/8)*(IF([.C48]&lt;11;(1+[.G48]);(1+[.H48])))*10000*[.D48]" office:value-type="float" office:value="75600" calcext:value-type="float">
            <text:p>75600</text:p>
          </table:table-cell>
          <table:table-cell table:formula="of:=([.E48]/8)*(1+[.H48])*10000*[.F48]" office:value-type="float" office:value="11025" calcext:value-type="float">
            <text:p>11025</text:p>
          </table:table-cell>
          <table:table-cell table:formula="of:=[.J48]+[.I48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(55-([.C49]*[.D49]))/[.F49]"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49]/8)*(IF([.C49]&lt;11;(1+[.G49]);(1+[.H49])))*10000*[.D49]" office:value-type="float" office:value="55000" calcext:value-type="float">
            <text:p>55000</text:p>
          </table:table-cell>
          <table:table-cell table:formula="of:=([.E49]/8)*(1+[.H49])*10000*[.F49]" office:value-type="float" office:value="20625" calcext:value-type="float">
            <text:p>20625</text:p>
          </table:table-cell>
          <table:table-cell table:formula="of:=[.J49]+[.I49]" office:value-type="float" office:value="75625" calcext:value-type="float">
            <text:p>75625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Star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5-([.C50]*[.D50]))/[.F50]"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50]/8)*(IF([.C50]&lt;11;(1+[.G50]);(1+[.H50])))*10000*[.D50]" office:value-type="float" office:value="78750" calcext:value-type="float">
            <text:p>78750</text:p>
          </table:table-cell>
          <table:table-cell table:formula="of:=([.E50]/8)*(1+[.H50])*10000*[.F50]" office:value-type="float" office:value="19687.5" calcext:value-type="float">
            <text:p>19688</text:p>
          </table:table-cell>
          <table:table-cell table:formula="of:=[.J50]+[.I50]" office:value-type="float" office:value="98437.5" calcext:value-type="float">
            <text:p>98438</text:p>
          </table:table-cell>
          <table:table-cell table:number-columns-repeated="1013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MR 2000 Clas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3-(18*3))/2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1]/8)*(IF([.C51]&lt;11;(1+[.G51]);(1+[.H51])))*10000*[.D51]" office:value-type="float" office:value="85050" calcext:value-type="float">
            <text:p>85050</text:p>
          </table:table-cell>
          <table:table-cell table:formula="of:=([.E51]/8)*(1+[.H51])*10000*[.F51]" office:value-type="float" office:value="29925" calcext:value-type="float">
            <text:p>29925</text:p>
          </table:table-cell>
          <table:table-cell table:formula="of:=[.J51]+[.I51]" office:value-type="float" office:value="114975" calcext:value-type="float">
            <text:p>114975</text:p>
          </table:table-cell>
          <table:table-cell table:number-columns-repeated="1013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MR 1632 Class</text:p>
          </table:table-cell>
          <table:table-cell table:formula="of:=50/3" office:value-type="float" office:value="16.6666666666667" calcext:value-type="float">
            <text:p>1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52]/8)*(IF([.C52]&lt;11;(1+[.G52]);(1+[.H52])))*10000*[.D52]" office:value-type="float" office:value="78750" calcext:value-type="float">
            <text:p>78750</text:p>
          </table:table-cell>
          <table:table-cell table:formula="of:=([.E52]/8)*(1+[.H52])*10000*[.F52]" office:value-type="float" office:value="0" calcext:value-type="float">
            <text:p>0</text:p>
          </table:table-cell>
          <table:table-cell table:formula="of:=[.J52]+[.I52]" office:value-type="float" office:value="78750" calcext:value-type="float">
            <text:p>78750</text:p>
          </table:table-cell>
          <table:table-cell table:number-columns-repeated="101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LNWR Claughton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9-([.C53]*[.D53]))/[.F53]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53]/8)*(IF([.C53]&lt;11;(1+[.G53]);(1+[.H53])))*10000*[.D53]" office:value-type="float" office:value="78750" calcext:value-type="float">
            <text:p>78750</text:p>
          </table:table-cell>
          <table:table-cell table:formula="of:=([.E53]/8)*(1+[.H53])*10000*[.F53]" office:value-type="float" office:value="24937.5" calcext:value-type="float">
            <text:p>24938</text:p>
          </table:table-cell>
          <table:table-cell table:formula="of:=[.J53]+[.I53]" office:value-type="float" office:value="103687.5" calcext:value-type="float">
            <text:p>103688</text:p>
          </table:table-cell>
          <table:table-cell table:number-columns-repeated="101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MR 2000 Class (s/h)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6-(18*3))/[.F54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4]/8)*(IF([.C54]&lt;11;(1+[.G54]);(1+[.H54])))*10000*[.D54]" office:value-type="float" office:value="85050" calcext:value-type="float">
            <text:p>85050</text:p>
          </table:table-cell>
          <table:table-cell table:formula="of:=([.E54]/8)*(1+[.H54])*10000*[.F54]" office:value-type="float" office:value="34650" calcext:value-type="float">
            <text:p>34650</text:p>
          </table:table-cell>
          <table:table-cell table:formula="of:=[.J54]+[.I54]" office:value-type="float" office:value="119700" calcext:value-type="float">
            <text:p>119700</text:p>
          </table:table-cell>
          <table:table-cell table:number-columns-repeated="101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LNER A1 Class</text:p>
          </table:table-cell>
          <table:table-cell office:value-type="float" office:value="20.3" calcext:value-type="float">
            <text:p>20.3</text:p>
          </table:table-cell>
          <table:table-cell office:value-type="float" office:value="3" calcext:value-type="float">
            <text:p>3</text:p>
          </table:table-cell>
          <table:table-cell table:formula="of:=(92.8-([.C55]*[.D55]))/[.F55]" office:value-type="float" office:value="10.6333333333333" calcext:value-type="float">
            <text:p>10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5]/8)*(IF([.C55]&lt;11;(1+[.G55]);(1+[.H55])))*10000*[.D55]" office:value-type="float" office:value="83737.5" calcext:value-type="float">
            <text:p>83738</text:p>
          </table:table-cell>
          <table:table-cell table:formula="of:=([.E55]/8)*(1+[.H55])*10000*[.F55]" office:value-type="float" office:value="43862.5" calcext:value-type="float">
            <text:p>43863</text:p>
          </table:table-cell>
          <table:table-cell table:formula="of:=[.J55]+[.I55]" office:value-type="float" office:value="127600" calcext:value-type="float">
            <text:p>127600</text:p>
          </table:table-cell>
          <table:table-cell table:number-columns-repeated="101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GWR Castle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.1-([.C56]*[.D56]))/[.F56]" office:value-type="float" office:value="10.55" calcext:value-type="float">
            <text:p>10.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56]/8)*(IF([.C56]&lt;11;(1+[.G56]);(1+[.H56])))*10000*[.D56]" office:value-type="float" office:value="78750" calcext:value-type="float">
            <text:p>78750</text:p>
          </table:table-cell>
          <table:table-cell table:formula="of:=([.E56]/8)*(1+[.H56])*10000*[.F56]" office:value-type="float" office:value="27693.75" calcext:value-type="float">
            <text:p>27694</text:p>
          </table:table-cell>
          <table:table-cell table:formula="of:=[.J56]+[.I56]" office:value-type="float" office:value="106443.75" calcext:value-type="float">
            <text:p>106444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3F</text:p>
          </table:table-cell>
          <table:table-cell table:formula="of:=50.3/3" office:value-type="float" office:value="16.7666666666667" calcext:value-type="float">
            <text:p>16.7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7]/8)*(IF([.C57]&lt;11;(1+[.G57]);(1+[.H57])))*10000*[.D57]" office:value-type="float" office:value="79222.5" calcext:value-type="float">
            <text:p>79223</text:p>
          </table:table-cell>
          <table:table-cell table:formula="of:=([.E57]/8)*(1+[.H57])*10000*[.F57]" office:value-type="float" office:value="0" calcext:value-type="float">
            <text:p>0</text:p>
          </table:table-cell>
          <table:table-cell table:formula="of:=[.J57]+[.I57]" office:value-type="float" office:value="79222.5" calcext:value-type="float">
            <text:p>79223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4P compound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(63-([.C58]*[.D58]))/[.F58]"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8]/8)*(IF([.C58]&lt;11;(1+[.G58]);(1+[.H58])))*10000*[.D58]" office:value-type="float" office:value="46750" calcext:value-type="float">
            <text:p>46750</text:p>
          </table:table-cell>
          <table:table-cell table:formula="of:=([.E58]/8)*(1+[.H58])*10000*[.F58]" office:value-type="float" office:value="39875" calcext:value-type="float">
            <text:p>39875</text:p>
          </table:table-cell>
          <table:table-cell table:formula="of:=[.J58]+[.I58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SR Lord Nelson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83-([.C59]*[.D59]))/[.F59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59]/8)*(IF([.C59]&lt;11;(1+[.G59]);(1+[.H59])))*10000*[.D59]" office:value-type="float" office:value="82687.5" calcext:value-type="float">
            <text:p>82688</text:p>
          </table:table-cell>
          <table:table-cell table:formula="of:=([.E59]/8)*(1+[.H59])*10000*[.F59]" office:value-type="float" office:value="26250" calcext:value-type="float">
            <text:p>26250</text:p>
          </table:table-cell>
          <table:table-cell table:formula="of:=[.J59]+[.I59]" office:value-type="float" office:value="108937.5" calcext:value-type="float">
            <text:p>108938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D49 “Hunt”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(65-([.C60]*[.D60]))/[.F60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0]/8)*(IF([.C60]&lt;11;(1+[.G60]);(1+[.H60])))*10000*[.D60]" office:value-type="float" office:value="60500" calcext:value-type="float">
            <text:p>60500</text:p>
          </table:table-cell>
          <table:table-cell table:formula="of:=([.E60]/8)*(1+[.H60])*10000*[.F60]" office:value-type="float" office:value="28875" calcext:value-type="float">
            <text:p>28875</text:p>
          </table:table-cell>
          <table:table-cell table:formula="of:=[.J60]+[.I60]" office:value-type="float" office:value="89375" calcext:value-type="float">
            <text:p>89375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Garrett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75-([.C61]*[.D61])/[.F61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1]/8)*(IF([.C61]&lt;11;(1+[.G61]);(1+[.H61])))*10000*[.D61]" office:value-type="float" office:value="89775" calcext:value-type="float">
            <text:p>89775</text:p>
          </table:table-cell>
          <table:table-cell table:formula="of:=([.E61]/8)*(1+[.H61])*10000*[.F61]" office:value-type="float" office:value="28350" calcext:value-type="float">
            <text:p>28350</text:p>
          </table:table-cell>
          <table:table-cell table:formula="of:=[.J61]+[.I61]" office:value-type="float" office:value="118125" calcext:value-type="float">
            <text:p>118125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GWR King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0.4-([.C62]*[.D62]))/[.F62]" office:value-type="float" office:value="12.2" calcext:value-type="float">
            <text:p>12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2]/8)*(IF([.C62]&lt;11;(1+[.G62]);(1+[.H62])))*10000*[.D62]" office:value-type="float" office:value="86625" calcext:value-type="float">
            <text:p>86625</text:p>
          </table:table-cell>
          <table:table-cell table:formula="of:=([.E62]/8)*(1+[.H62])*10000*[.F62]" office:value-type="float" office:value="32025" calcext:value-type="float">
            <text:p>32025</text:p>
          </table:table-cell>
          <table:table-cell table:formula="of:=[.J62]+[.I62]" office:value-type="float" office:value="118650" calcext:value-type="float">
            <text:p>118650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Royal Sc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6.3-([.C63]*[.D63]))/[.F63]" office:value-type="float" office:value="13.15" calcext:value-type="float">
            <text:p>13.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3]/8)*(IF([.C63]&lt;11;(1+[.G63]);(1+[.H63])))*10000*[.D63]" office:value-type="float" office:value="82500" calcext:value-type="float">
            <text:p>82500</text:p>
          </table:table-cell>
          <table:table-cell table:formula="of:=([.E63]/8)*(1+[.H63])*10000*[.F63]" office:value-type="float" office:value="36162.5" calcext:value-type="float">
            <text:p>36163</text:p>
          </table:table-cell>
          <table:table-cell table:formula="of:=[.J63]+[.I63]" office:value-type="float" office:value="118662.5" calcext:value-type="float">
            <text:p>118663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A3 Class</text:p>
          </table:table-cell>
          <table:table-cell office:value-type="float" office:value="22.05" calcext:value-type="float">
            <text:p>22.05</text:p>
          </table:table-cell>
          <table:table-cell office:value-type="float" office:value="3" calcext:value-type="float">
            <text:p>3</text:p>
          </table:table-cell>
          <table:table-cell table:formula="of:=(97-([.C64]*[.D64]))/[.F64]" office:value-type="float" office:value="10.2833333333333" calcext:value-type="float">
            <text:p>10.28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4]/8)*(IF([.C64]&lt;11;(1+[.G64]);(1+[.H64])))*10000*[.D64]" office:value-type="float" office:value="90956.25" calcext:value-type="float">
            <text:p>90956</text:p>
          </table:table-cell>
          <table:table-cell table:formula="of:=([.E64]/8)*(1+[.H64])*10000*[.F64]" office:value-type="float" office:value="42418.75" calcext:value-type="float">
            <text:p>42419</text:p>
          </table:table-cell>
          <table:table-cell table:formula="of:=[.J64]+[.I64]" office:value-type="float" office:value="133375" calcext:value-type="float">
            <text:p>133375</text:p>
          </table:table-cell>
          <table:table-cell table:number-columns-repeated="101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LNER B17 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7-([.C65]*[.D65]))/[.F65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5]/8)*(IF([.C65]&lt;11;(1+[.G65]);(1+[.H65])))*10000*[.D65]" office:value-type="float" office:value="74250" calcext:value-type="float">
            <text:p>74250</text:p>
          </table:table-cell>
          <table:table-cell table:formula="of:=([.E65]/8)*(1+[.H65])*10000*[.F65]" office:value-type="float" office:value="31625" calcext:value-type="float">
            <text:p>31625</text:p>
          </table:table-cell>
          <table:table-cell table:formula="of:=[.J65]+[.I65]" office:value-type="float" office:value="105875" calcext:value-type="float">
            <text:p>105875</text:p>
          </table:table-cell>
          <table:table-cell table:number-columns-repeated="101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SR U1 Class</text:p>
          </table:table-cell>
          <table:table-cell office:value-type="float" office:value="18.3333333333333" calcext:value-type="float">
            <text:p>18.33333333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6]/8)*(IF([.C66]&lt;11;(1+[.G66]);(1+[.H66])))*10000*[.D66]" office:value-type="float" office:value="75625" calcext:value-type="float">
            <text:p>75625</text:p>
          </table:table-cell>
          <table:table-cell table:formula="of:=([.E66]/8)*(1+[.H66])*10000*[.F66]" office:value-type="float" office:value="13750" calcext:value-type="float">
            <text:p>13750</text:p>
          </table:table-cell>
          <table:table-cell table:formula="of:=[.J66]+[.I66]" office:value-type="float" office:value="89375" calcext:value-type="float">
            <text:p>89375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GWR 14xx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(42-(14*2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7]/8)*(IF([.C67]&lt;11;(1+[.G67]);(1+[.H67])))*10000*[.D67]" office:value-type="float" office:value="44100" calcext:value-type="float">
            <text:p>44100</text:p>
          </table:table-cell>
          <table:table-cell table:formula="of:=([.E67]/8)*(1+[.H67])*10000*[.F67]" office:value-type="float" office:value="22050" calcext:value-type="float">
            <text:p>22050</text:p>
          </table:table-cell>
          <table:table-cell table:formula="of:=[.J67]+[.I67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SR V Class (“Schools”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(68-([.C68]*[.D68]))/[.F68]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8]/8)*(IF([.C68]&lt;11;(1+[.G68]);(1+[.H68])))*10000*[.D68]" office:value-type="float" office:value="57750" calcext:value-type="float">
            <text:p>57750</text:p>
          </table:table-cell>
          <table:table-cell table:formula="of:=([.E68]/8)*(1+[.H68])*10000*[.F68]" office:value-type="float" office:value="35750" calcext:value-type="float">
            <text:p>35750</text:p>
          </table:table-cell>
          <table:table-cell table:formula="of:=[.J68]+[.I68]" office:value-type="float" office:value="93500" calcext:value-type="float">
            <text:p>93500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LMS Patri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69]*[.D69]))/[.F69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9]/8)*(IF([.C69]&lt;11;(1+[.G69]);(1+[.H69])))*10000*[.D69]" office:value-type="float" office:value="82500" calcext:value-type="float">
            <text:p>82500</text:p>
          </table:table-cell>
          <table:table-cell table:formula="of:=([.E69]/8)*(1+[.H69])*10000*[.F69]" office:value-type="float" office:value="28875" calcext:value-type="float">
            <text:p>28875</text:p>
          </table:table-cell>
          <table:table-cell table:formula="of:=[.J69]+[.I69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LMS Princess Royal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106.2-([.C70]*[.D70]))/[.F70]" office:value-type="float" office:value="14.4" calcext:value-type="float">
            <text:p>14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0]/8)*(IF([.C70]&lt;11;(1+[.G70]);(1+[.H70])))*10000*[.D70]" office:value-type="float" office:value="82687.5" calcext:value-type="float">
            <text:p>82688</text:p>
          </table:table-cell>
          <table:table-cell table:formula="of:=([.E70]/8)*(1+[.H70])*10000*[.F70]" office:value-type="float" office:value="56700" calcext:value-type="float">
            <text:p>56700</text:p>
          </table:table-cell>
          <table:table-cell table:formula="of:=[.J70]+[.I70]" office:value-type="float" office:value="139387.5" calcext:value-type="float">
            <text:p>139388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Jubile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71]*[.D71]))/[.F71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1]/8)*(IF([.C71]&lt;11;(1+[.G71]);(1+[.H71])))*10000*[.D71]" office:value-type="float" office:value="82500" calcext:value-type="float">
            <text:p>82500</text:p>
          </table:table-cell>
          <table:table-cell table:formula="of:=([.E71]/8)*(1+[.H71])*10000*[.F71]" office:value-type="float" office:value="28875" calcext:value-type="float">
            <text:p>28875</text:p>
          </table:table-cell>
          <table:table-cell table:formula="of:=[.J71]+[.I71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4P 3 cylinder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(94-([.C72]*[.D72]))/[.F72]" office:value-type="float" office:value="14.3333333333333" calcext:value-type="float">
            <text:p>14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2]/8)*(IF([.C72]&lt;11;(1+[.G72]);(1+[.H72])))*10000*[.D72]" office:value-type="float" office:value="70125" calcext:value-type="float">
            <text:p>70125</text:p>
          </table:table-cell>
          <table:table-cell table:formula="of:=([.E72]/8)*(1+[.H72])*10000*[.F72]" office:value-type="float" office:value="59125" calcext:value-type="float">
            <text:p>59125</text:p>
          </table:table-cell>
          <table:table-cell table:formula="of:=[.J72]+[.I72]" office:value-type="float" office:value="129250" calcext:value-type="float">
            <text:p>129250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NER P2 Clas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(107-([.C73]*[.D73]))/[.F73]" office:value-type="float" office:value="6.75" calcext:value-type="float">
            <text:p>6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3]/8)*(IF([.C73]&lt;11;(1+[.G73]);(1+[.H73])))*10000*[.D73]" office:value-type="float" office:value="110000" calcext:value-type="float">
            <text:p>110000</text:p>
          </table:table-cell>
          <table:table-cell table:formula="of:=([.E73]/8)*(1+[.H73])*10000*[.F73]" office:value-type="float" office:value="37125" calcext:value-type="float">
            <text:p>37125</text:p>
          </table:table-cell>
          <table:table-cell table:formula="of:=[.J73]+[.I73]" office:value-type="float" office:value="147125" calcext:value-type="float">
            <text:p>147125</text:p>
          </table:table-cell>
          <table:table-cell table:number-columns-repeated="1013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LNER A4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4.6-([.C74]*[.D74]))/[.F74]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4]/8)*(IF([.C74]&lt;11;(1+[.G74]);(1+[.H74])))*10000*[.D74]" office:value-type="float" office:value="90750" calcext:value-type="float">
            <text:p>90750</text:p>
          </table:table-cell>
          <table:table-cell table:formula="of:=([.E74]/8)*(1+[.H74])*10000*[.F74]" office:value-type="float" office:value="53075" calcext:value-type="float">
            <text:p>53075</text:p>
          </table:table-cell>
          <table:table-cell table:formula="of:=[.J74]+[.I74]" office:value-type="float" office:value="143825" calcext:value-type="float">
            <text:p>143825</text:p>
          </table:table-cell>
          <table:table-cell table:number-columns-repeated="101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LNER V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3-([.C75]*[.D75]))/[.F75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5]/8)*(IF([.C75]&lt;11;(1+[.G75]);(1+[.H75])))*10000*[.D75]" office:value-type="float" office:value="90750" calcext:value-type="float">
            <text:p>90750</text:p>
          </table:table-cell>
          <table:table-cell table:formula="of:=([.E75]/8)*(1+[.H75])*10000*[.F75]" office:value-type="float" office:value="37125" calcext:value-type="float">
            <text:p>37125</text:p>
          </table:table-cell>
          <table:table-cell table:formula="of:=[.J75]+[.I75]" office:value-type="float" office:value="127875" calcext:value-type="float">
            <text:p>127875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NER B17/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81-([.C76]*[.D76]))/[.F76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6]/8)*(IF([.C76]&lt;11;(1+[.G76]);(1+[.H76])))*10000*[.D76]" office:value-type="float" office:value="74250" calcext:value-type="float">
            <text:p>74250</text:p>
          </table:table-cell>
          <table:table-cell table:formula="of:=([.E76]/8)*(1+[.H76])*10000*[.F76]" office:value-type="float" office:value="37125" calcext:value-type="float">
            <text:p>37125</text:p>
          </table:table-cell>
          <table:table-cell table:formula="of:=[.J76]+[.I76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MS Princess Coronatio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9.8-([.C77]*[.D77]))/[.F77]" office:value-type="float" office:value="14.6" calcext:value-type="float">
            <text:p>14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7]/8)*(IF([.C77]&lt;11;(1+[.G77]);(1+[.H77])))*10000*[.D77]" office:value-type="float" office:value="86625" calcext:value-type="float">
            <text:p>86625</text:p>
          </table:table-cell>
          <table:table-cell table:formula="of:=([.E77]/8)*(1+[.H77])*10000*[.F77]" office:value-type="float" office:value="57487.5" calcext:value-type="float">
            <text:p>57488</text:p>
          </table:table-cell>
          <table:table-cell table:formula="of:=[.J77]+[.I77]" office:value-type="float" office:value="144112.5" calcext:value-type="float">
            <text:p>144113</text:p>
          </table:table-cell>
          <table:table-cell table:number-columns-repeated="101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SR Merchant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6.3-([.C78]*[.D78]))/[.F78]" office:value-type="float" office:value="11.1" calcext:value-type="float">
            <text:p>11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78]/8)*(IF([.C78]&lt;11;(1+[.G78]);(1+[.H78])))*10000*[.D78]" office:value-type="float" office:value="78750" calcext:value-type="float">
            <text:p>78750</text:p>
          </table:table-cell>
          <table:table-cell table:formula="of:=([.E78]/8)*(1+[.H78])*10000*[.F78]" office:value-type="float" office:value="41625" calcext:value-type="float">
            <text:p>41625</text:p>
          </table:table-cell>
          <table:table-cell table:formula="of:=[.J78]+[.I78]" office:value-type="float" office:value="120375" calcext:value-type="float">
            <text:p>120375</text:p>
          </table:table-cell>
          <table:table-cell table:number-columns-repeated="101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LNER J94</text:p>
          </table:table-cell>
          <table:table-cell table:formula="of:=48/3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9]/8)*(IF([.C79]&lt;11;(1+[.G79]);(1+[.H79])))*10000*[.D79]" office:value-type="float" office:value="75600" calcext:value-type="float">
            <text:p>75600</text:p>
          </table:table-cell>
          <table:table-cell table:formula="of:=([.E79]/8)*(1+[.H79])*10000*[.F79]" office:value-type="float" office:value="0" calcext:value-type="float">
            <text:p>0</text:p>
          </table:table-cell>
          <table:table-cell table:formula="of:=[.J79]+[.I79]" office:value-type="float" office:value="75600" calcext:value-type="float">
            <text:p>75600</text:p>
          </table:table-cell>
          <table:table-cell table:number-columns-repeated="101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SR West Country Clas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87.4-([.C80]*[.D80]))/[.F80]" office:value-type="float" office:value="10.1333333333333" calcext:value-type="float">
            <text:p>10.1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80]/8)*(IF([.C80]&lt;11;(1+[.G80]);(1+[.H80])))*10000*[.D80]" office:value-type="float" office:value="71250" calcext:value-type="float">
            <text:p>71250</text:p>
          </table:table-cell>
          <table:table-cell table:formula="of:=([.E80]/8)*(1+[.H80])*10000*[.F80]" office:value-type="float" office:value="38000" calcext:value-type="float">
            <text:p>38000</text:p>
          </table:table-cell>
          <table:table-cell table:formula="of:=[.J80]+[.I80]" office:value-type="float" office:value="109250" calcext:value-type="float">
            <text:p>109250</text:p>
          </table:table-cell>
          <table:table-cell table:number-columns-repeated="101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LMS Coronation (non-str.)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6.9-([.C81]*[.D81]))/[.F81]" office:value-type="float" office:value="13.6333333333333" calcext:value-type="float">
            <text:p>13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81]/8)*(IF([.C81]&lt;11;(1+[.G81]);(1+[.H81])))*10000*[.D81]" office:value-type="float" office:value="86625" calcext:value-type="float">
            <text:p>86625</text:p>
          </table:table-cell>
          <table:table-cell table:formula="of:=([.E81]/8)*(1+[.H81])*10000*[.F81]" office:value-type="float" office:value="53681.25" calcext:value-type="float">
            <text:p>53681</text:p>
          </table:table-cell>
          <table:table-cell table:formula="of:=[.J81]+[.I81]" office:value-type="float" office:value="140306.25" calcext:value-type="float">
            <text:p>140306</text:p>
          </table:table-cell>
          <table:table-cell table:number-columns-repeated="101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SR “Leader”</text:p>
          </table:table-cell>
          <table:table-cell table:formula="of:=152.2/6" office:value-type="float" office:value="25.3666666666667" calcext:value-type="float">
            <text:p>25.366666666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82]/8)*(IF([.C82]&lt;11;(1+[.G82]);(1+[.H82])))*10000*[.D82]" office:value-type="float" office:value="190250" calcext:value-type="float">
            <text:p>190250</text:p>
          </table:table-cell>
          <table:table-cell table:formula="of:=([.E82]/8)*(1+[.H82])*10000*[.F82]" office:value-type="float" office:value="0" calcext:value-type="float">
            <text:p>0</text:p>
          </table:table-cell>
          <table:table-cell table:formula="of:=[.J82]+[.I82]" office:value-type="float" office:value="190250" calcext:value-type="float">
            <text:p>190250</text:p>
          </table:table-cell>
          <table:table-cell table:number-columns-repeated="101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BR 7M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.3" calcext:value-type="float">
            <text:p>11.3</text:p>
          </table:table-cell>
          <table:table-cell office:value-type="float" office:value="3" calcext:value-type="float">
            <text:p>3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83]/8)*(IF([.C83]&lt;11;(1+[.G83]);(1+[.H83])))*10000*[.D83]" office:value-type="float" office:value="94500" calcext:value-type="float">
            <text:p>94500</text:p>
          </table:table-cell>
          <table:table-cell table:formula="of:=([.E83]/8)*(1+[.H83])*10000*[.F83]" office:value-type="float" office:value="53392.5" calcext:value-type="float">
            <text:p>53393</text:p>
          </table:table-cell>
          <table:table-cell table:formula="of:=[.J83]+[.I83]" office:value-type="float" office:value="147892.5" calcext:value-type="float">
            <text:p>147893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(85-([.C84]*[.D84]))/[.F8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formula="of:=([.C84]/8)*(IF([.C84]&lt;11;(1+[.G84]);(1+[.H84])))*10000*[.D84]" office:value-type="float" office:value="115000" calcext:value-type="float">
            <text:p>115000</text:p>
          </table:table-cell>
          <table:table-cell table:formula="of:=([.E84]/8)*(1+[.H84])*10000*[.F84]" office:value-type="float" office:value="7187.5" calcext:value-type="float">
            <text:p>7188</text:p>
          </table:table-cell>
          <table:table-cell table:formula="of:=[.J84]+[.I84]" office:value-type="float" office:value="122187.5" calcext:value-type="float">
            <text:p>122188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8P Class</text:p>
          </table:table-cell>
          <table:table-cell office:value-type="float" office:value="22.35" calcext:value-type="float">
            <text:p>22.35</text:p>
          </table:table-cell>
          <table:table-cell office:value-type="float" office:value="3" calcext:value-type="float">
            <text:p>3</text:p>
          </table:table-cell>
          <table:table-cell table:formula="of:=(102.9-([.C85]*[.D85]))/[.F85]" office:value-type="float" office:value="11.95" calcext:value-type="float">
            <text:p>11.9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5]/8)*(IF([.C85]&lt;11;(1+[.G85]);(1+[.H85])))*10000*[.D85]" office:value-type="float" office:value="92193.75" calcext:value-type="float">
            <text:p>92194</text:p>
          </table:table-cell>
          <table:table-cell table:formula="of:=([.E85]/8)*(1+[.H85])*10000*[.F85]" office:value-type="float" office:value="49293.75" calcext:value-type="float">
            <text:p>49294</text:p>
          </table:table-cell>
          <table:table-cell table:formula="of:=[.J85]+[.I85]" office:value-type="float" office:value="141487.5" calcext:value-type="float">
            <text:p>141488</text:p>
          </table:table-cell>
          <table:table-cell table:number-columns-repeated="101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SR Rebuilt M.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9.5-([.C86]*[.D86]))/[.F86]" office:value-type="float" office:value="12.1666666666667" calcext:value-type="float">
            <text:p>12.1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6]/8)*(IF([.C86]&lt;11;(1+[.G86]);(1+[.H86])))*10000*[.D86]" office:value-type="float" office:value="86625" calcext:value-type="float">
            <text:p>86625</text:p>
          </table:table-cell>
          <table:table-cell table:formula="of:=([.E86]/8)*(1+[.H86])*10000*[.F86]" office:value-type="float" office:value="50187.5" calcext:value-type="float">
            <text:p>50188</text:p>
          </table:table-cell>
          <table:table-cell table:formula="of:=[.J86]+[.I86]" office:value-type="float" office:value="136812.5" calcext:value-type="float">
            <text:p>136813</text:p>
          </table:table-cell>
          <table:table-cell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W. Countr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92.6-([.C87]*[.D87]))/[.F87]" office:value-type="float" office:value="10.8666666666667" calcext:value-type="float">
            <text:p>10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7]/8)*(IF([.C87]&lt;11;(1+[.G87]);(1+[.H87])))*10000*[.D87]" office:value-type="float" office:value="82500" calcext:value-type="float">
            <text:p>82500</text:p>
          </table:table-cell>
          <table:table-cell table:formula="of:=([.E87]/8)*(1+[.H87])*10000*[.F87]" office:value-type="float" office:value="44825" calcext:value-type="float">
            <text:p>44825</text:p>
          </table:table-cell>
          <table:table-cell table:formula="of:=[.J87]+[.I87]" office:value-type="float" office:value="127325" calcext:value-type="float">
            <text:p>127325</text:p>
          </table:table-cell>
          <table:table-cell table:number-columns-repeated="1013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ck" table:style-name="ta1"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default-cell-style-name="ce6"/>
        <table:table-column table:style-name="co13" table:default-cell-style-name="Default"/>
        <table:table-column table:style-name="co14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Ave. Trains/month</text:p>
          </table:table-cell>
          <table:table-cell table:style-name="ce1" office:value-type="string" calcext:value-type="string">
            <text:p>Ave. wear of train</text:p>
          </table:table-cell>
          <table:table-cell table:style-name="ce1" office:value-type="string" calcext:value-type="string">
            <text:p>Years to last</text:p>
          </table:table-cell>
          <table:table-cell table:style-name="ce5" office:value-type="string" calcext:value-type="string">
            <text:p>Wear capacity</text:p>
          </table:table-cell>
          <table:table-cell table:style-name="ce5" office:value-type="string" calcext:value-type="string">
            <text:p>Wear capacity (10,000ths)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5" calcext:value-type="float">
            <text:p>5</text:p>
          </table:table-cell>
          <table:table-cell table:formula="of:=[.A2]*[.B2]*12*[.C2]" office:value-type="float" office:value="1350" calcext:value-type="float">
            <text:p>1350</text:p>
          </table:table-cell>
          <table:table-cell table:formula="of:=[.D2]*10000" office:value-type="float" office:value="13500000" calcext:value-type="float">
            <text:p>13500000</text:p>
          </table:table-cell>
          <table:table-cell table:style-name="ce7" office:value-type="string" calcext:value-type="string">
            <text:p>Wagonway</text:p>
          </table:table-cell>
          <table:table-cell table:style-name="ce1"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.8</text:p>
          </table:table-cell>
          <table:table-cell office:value-type="float" office:value="7.5" calcext:value-type="float">
            <text:p>7.5</text:p>
          </table:table-cell>
          <table:table-cell table:formula="of:=[.A3]*[.B3]*12*[.C3]" office:value-type="float" office:value="3024" calcext:value-type="float">
            <text:p>3024</text:p>
          </table:table-cell>
          <table:table-cell table:formula="of:=[.D3]*10000" office:value-type="float" office:value="30240000" calcext:value-type="float">
            <text:p>30240000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No data availabl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formula="of:=[.A4]*[.B4]*12*[.C4]" office:value-type="float" office:value="14256" calcext:value-type="float">
            <text:p>14256</text:p>
          </table:table-cell>
          <table:table-cell table:formula="of:=[.D4]*10000" office:value-type="float" office:value="142560000" calcext:value-type="float">
            <text:p>142560000</text:p>
          </table:table-cell>
          <table:table-cell office:value-type="string" calcext:value-type="string">
            <text:p>Wrought iron 40lb/yar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([.D4]+[.D6]+[.D6])/3" office:value-type="float" office:value="23184" calcext:value-type="float">
            <text:p>23184</text:p>
          </table:table-cell>
          <table:table-cell table:formula="of:=[.D5]*10000" office:value-type="float" office:value="231840000" calcext:value-type="float">
            <text:p>231840000</text:p>
          </table:table-cell>
          <table:table-cell office:value-type="string" calcext:value-type="string">
            <text:p>Wrought iron 50lb/yard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.8" calcext:value-type="float">
            <text:p>12.8</text:p>
          </table:table-cell>
          <table:table-cell table:formula="of:=[.A6]*[.B6]*12*[.C6]" office:value-type="float" office:value="27648" calcext:value-type="float">
            <text:p>27648</text:p>
          </table:table-cell>
          <table:table-cell table:formula="of:=[.D6]*10000" office:value-type="float" office:value="276480000" calcext:value-type="float">
            <text:p>276480000</text:p>
          </table:table-cell>
          <table:table-cell office:value-type="string" calcext:value-type="string">
            <text:p>Wrought iron 60lb/yard</text:p>
          </table:table-cell>
          <table:table-cell office:value-type="string" calcext:value-type="string">
            <text:p>Based on data for 65lb/yard track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table:formula="of:=[.A7]*[.B7]*12*[.C7]" office:value-type="float" office:value="44640" calcext:value-type="float">
            <text:p>44640</text:p>
          </table:table-cell>
          <table:table-cell table:formula="of:=[.D7]*10000" office:value-type="float" office:value="446400000" calcext:value-type="float">
            <text:p>446400000</text:p>
          </table:table-cell>
          <table:table-cell office:value-type="string" calcext:value-type="string">
            <text:p>Wrought iron 75lb/yard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A8]*[.B8]*12*[.C8]" office:value-type="float" office:value="57600" calcext:value-type="float">
            <text:p>57600</text:p>
          </table:table-cell>
          <table:table-cell table:formula="of:=[.D8]*10000" office:value-type="float" office:value="576000000" calcext:value-type="float">
            <text:p>576000000</text:p>
          </table:table-cell>
          <table:table-cell office:value-type="string" calcext:value-type="string">
            <text:p>Wrought iron 82lb/yard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table:formula="of:=[.A9]*[.B9]*12*[.C9]" office:value-type="float" office:value="154800" calcext:value-type="float">
            <text:p>154800</text:p>
          </table:table-cell>
          <table:table-cell table:formula="of:=[.D9]*10000" office:value-type="float" office:value="1548000000" calcext:value-type="float">
            <text:p>1548000000</text:p>
          </table:table-cell>
          <table:table-cell office:value-type="string" calcext:value-type="string">
            <text:p>Steel 80lb/yard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formula="of:=[.A10]*[.B10]*12*[.C10]" office:value-type="float" office:value="122880" calcext:value-type="float">
            <text:p>122880</text:p>
          </table:table-cell>
          <table:table-cell table:formula="of:=[.D10]*10000" office:value-type="float" office:value="1228800000" calcext:value-type="float">
            <text:p>1228800000</text:p>
          </table:table-cell>
          <table:table-cell office:value-type="string" calcext:value-type="string">
            <text:p>Steel 70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A11]*[.B11]*12*[.C11]" office:value-type="float" office:value="232320" calcext:value-type="float">
            <text:p>232320</text:p>
          </table:table-cell>
          <table:table-cell table:formula="of:=[.D11]*10000" office:value-type="float" office:value="2323200000" calcext:value-type="float">
            <text:p>2323200000</text:p>
          </table:table-cell>
          <table:table-cell office:value-type="string" calcext:value-type="string">
            <text:p>Steel 86lb/yard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[.A12]*[.B12]*12*[.C12]" office:value-type="float" office:value="274560" calcext:value-type="float">
            <text:p>274560</text:p>
          </table:table-cell>
          <table:table-cell table:formula="of:=[.D12]*10000" office:value-type="float" office:value="2745600000" calcext:value-type="float">
            <text:p>2745600000</text:p>
          </table:table-cell>
          <table:table-cell office:value-type="string" calcext:value-type="string">
            <text:p>Steel 95lb/yard</text:p>
          </table:table-cell>
          <table:table-cell office:value-type="string" calcext:value-type="string">
            <text:p>A long time railway standard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[.A13]*[.B13]*12*[.C13]" office:value-type="float" office:value="316800" calcext:value-type="float">
            <text:p>316800</text:p>
          </table:table-cell>
          <table:table-cell table:formula="of:=[.D13]*10000" office:value-type="float" office:value="3168000000" calcext:value-type="float">
            <text:p>3168000000</text:p>
          </table:table-cell>
          <table:table-cell office:value-type="string" calcext:value-type="string">
            <text:p>Steel 97.5lb/yard</text:p>
          </table:table-cell>
          <table:table-cell office:value-type="string" calcext:value-type="string">
            <text:p>A GWR variant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[.A14]*[.B14]*12*[.C14]" office:value-type="float" office:value="405000" calcext:value-type="float">
            <text:p>405000</text:p>
          </table:table-cell>
          <table:table-cell table:formula="of:=[.D14]*10000" office:value-type="float" office:value="4050000000" calcext:value-type="float">
            <text:p>4050000000</text:p>
          </table:table-cell>
          <table:table-cell office:value-type="string" calcext:value-type="string">
            <text:p>Steel 109lb/yar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([.D10]*85)/70" office:value-type="float" office:value="149211.428571429" calcext:value-type="float">
            <text:p>149211</text:p>
          </table:table-cell>
          <table:table-cell table:formula="of:=[.D15]*10000" office:value-type="float" office:value="1492114285.71429" calcext:value-type="float">
            <text:p>1492114286</text:p>
          </table:table-cell>
          <table:table-cell office:value-type="string" calcext:value-type="string">
            <text:p>Steel 85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formula="of:=[.A16]*[.B16]*12*[.C16]" office:value-type="float" office:value="412800" calcext:value-type="float">
            <text:p>412800</text:p>
          </table:table-cell>
          <table:table-cell table:formula="of:=[.D16]*10000" office:value-type="float" office:value="4128000000" calcext:value-type="float">
            <text:p>4128000000</text:p>
          </table:table-cell>
          <table:table-cell office:value-type="string" calcext:value-type="string">
            <text:p>CWR steel 110lb/yard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.5" calcext:value-type="float">
            <text:p>18.5</text:p>
          </table:table-cell>
          <table:table-cell office:value-type="float" office:value="27" calcext:value-type="float">
            <text:p>27</text:p>
          </table:table-cell>
          <table:table-cell table:formula="of:=[.A17]*[.B17]*12*[.C17]" office:value-type="float" office:value="239760" calcext:value-type="float">
            <text:p>239760</text:p>
          </table:table-cell>
          <table:table-cell table:formula="of:=[.D17]*10000" office:value-type="float" office:value="2397600000" calcext:value-type="float">
            <text:p>2397600000</text:p>
          </table:table-cell>
          <table:table-cell office:value-type="string" calcext:value-type="string">
            <text:p>CWR 98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formula="of:=[.A18]*[.B18]*12*[.C18]" office:value-type="float" office:value="420000" calcext:value-type="float">
            <text:p>420000</text:p>
          </table:table-cell>
          <table:table-cell table:formula="of:=[.D18]*10000" office:value-type="float" office:value="4200000000" calcext:value-type="float">
            <text:p>4200000000</text:p>
          </table:table-cell>
          <table:table-cell office:value-type="string" calcext:value-type="string">
            <text:p>CWR 130lb/yard</text:p>
          </table:table-cell>
          <table:table-cell office:value-type="string" calcext:value-type="string">
            <text:p>Intended for freight use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A19]*[.B19]*12*[.C19]" office:value-type="float" office:value="411600" calcext:value-type="float">
            <text:p>411600</text:p>
          </table:table-cell>
          <table:table-cell table:formula="of:=[.D19]*10000" office:value-type="float" office:value="4116000000" calcext:value-type="float">
            <text:p>4116000000</text:p>
          </table:table-cell>
          <table:table-cell office:value-type="string" calcext:value-type="string">
            <text:p>CWR 113lb/yard</text:p>
          </table:table-cell>
          <table:table-cell office:value-type="string" calcext:value-type="string">
            <text:p>Higher speed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A20]*[.B20]*12*[.C20]" office:value-type="float" office:value="423360" calcext:value-type="float">
            <text:p>423360</text:p>
          </table:table-cell>
          <table:table-cell table:formula="of:=[.D20]*10000" office:value-type="float" office:value="4233600000" calcext:value-type="float">
            <text:p>4233600000</text:p>
          </table:table-cell>
          <table:table-cell office:value-type="string" calcext:value-type="string">
            <text:p>CWR 130lb/yard</text:p>
          </table:table-cell>
          <table:table-cell office:value-type="string" calcext:value-type="string">
            <text:p>High speed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A21]*[.B21]*12*[.C21]" office:value-type="float" office:value="360000" calcext:value-type="float">
            <text:p>360000</text:p>
          </table:table-cell>
          <table:table-cell table:formula="of:=[.D21]*10000" office:value-type="float" office:value="3600000000" calcext:value-type="float">
            <text:p>3600000000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Locomotives.A2:Locomotives.K87" table:contains-header="false">
          <table:sort>
            <table:sort-by table:field-number="0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 style:data-style-name="N2" text:time-value="11:52:00.0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5-01-07T15:43:31.466000000</meta:creation-date>
    <dc:date>2016-02-07T01:07:50.250000000</dc:date>
    <meta:editing-duration>P1DT19H10M30S</meta:editing-duration>
    <meta:editing-cycles>74</meta:editing-cycles>
    <meta:generator>LibreOffice/4.4.6.3$Windows_x86 LibreOffice_project/e8938fd3328e95dcf59dd64e7facd2c7d67c704d</meta:generator>
    <meta:document-statistic meta:table-count="2" meta:cell-count="1087" meta:object-count="0"/>
  </office:meta>
</office:document-meta>
</file>